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8ff3" officeooo:paragraph-rsid="000f8ff3" style:font-weight-asian="bold" style:font-weight-complex="bold"/>
    </style:style>
    <style:style style:name="P2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fo:font-size="15pt" fo:font-weight="normal" officeooo:rsid="000f8ff3" officeooo:paragraph-rsid="000f8ff3" style:font-size-asian="13.1000003814697pt" style:font-weight-asian="normal" style:font-size-complex="1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ao vivo em 22/08/2022</text:p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2T13:48:45.055657588</meta:creation-date>
    <dc:date>2022-08-22T13:50:15.747379992</dc:date>
    <meta:editing-duration>PT1M31S</meta:editing-duration>
    <meta:editing-cycles>1</meta:editing-cycles>
    <meta:generator>LibreOffice/7.3.5.2$Linux_X86_64 LibreOffice_project/30$Build-2</meta:generator>
    <meta:document-statistic meta:table-count="0" meta:image-count="0" meta:object-count="0" meta:page-count="1" meta:paragraph-count="1" meta:word-count="5" meta:character-count="26" meta:non-whitespace-character-count="22"/>
  </office:meta>
</office:document-meta>
</file>